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T16" style:parent-style-name="Numatytasispastraiposšriftas" style:family="text">
      <style:text-properties style:font-name="Times New Roman" fo:color="#424242" fo:font-size="12pt" style:font-size-asian="12pt" style:font-size-complex="12pt" fo:background-color="#FFFFFF"/>
    </style:style>
  </office:automatic-styles>
  <office:body>
    <office:text text:use-soft-page-breaks="true">
      <text:p text:style-name="P1"><text:span text:style-name="T2">IŠDAVYSTĖS</text:span><text:span text:style-name="T3"><text:s/>drakonas – gimimo laikotarpiai: 1986.11.24-1987.08.17</text:span></text:p>
      <text:p text:style-name="P4"><text:tab/><text:tab/><text:tab/><text:s text:c="14"/>1995.09.29-1996.06.22</text:p>
      <text:p text:style-name="P5"><text:tab/><text:tab/><text:tab/><text:s text:c="14"/>2004.08.04-2005.04.28</text:p>
      <text:p text:style-name="P6"><text:tab/><text:tab/><text:tab/><text:s text:c="14"/>.......</text:p>
      <text:p text:style-name="P7"><text:span text:style-name="T8">Ydos esmė</text:span><text:span text:style-name="T9"><text:s/>– tokie žmonės visur ieško tik gylio, asmeninio santykio, todėl susidaro įspūdis, jog jiems nieko svarbesnio nėra. Bet greitai jie susidomi dar kuo nors ir vėl visa galva pasineria į naujovę, todėl seniems draugams, kolegoms, bendraminčiams tai atrodo išdavystė, jie jaučiasi palikti.<text:s/></text:span></text:p>
      <text:p text:style-name="P10"><text:span text:style-name="T11">Palėptas talentas:<text:s/></text:span><text:span text:style-name="T12">mato situacijas, kuriose vyksta tradicijos paniekinimas, atpažįsta išdavikus, tradicijų niekintoju; tampa svarbus tėvams, Tėvynei; susijungia su tikru okultiniu šaltiniu, perimą tikrą tradiciją, nes puikiai atskiria, kuris šaltinis tyras, o kuris ne.<text:s/></text:span></text:p>
      <text:p text:style-name="P13"><text:span text:style-name="T14">Nuodėmingas mąstymo modelis</text:span><text:span text:style-name="T15"><text:s/>(praeities idealizacija; infantilizmas; kolektyvinis ego; vampyravimas; vaikų engimas; apsunkimas; puikybė; prieraišumas; depresija; intymumas). Pvz, kaip infantilizmas apimtų: jau trisdešimt metų gyvenu su tėvais, mama man skalbia ir maitina, tėvui pasisakau, kada vakare grįšiu... Man nejauku, kai tenka pasakyti savo nuomonę žmonių kompanijoje, nes nejaučiu vertas, subrendęs tai daryti. Neįsivaizduoju, kaip išgyvenčiau vienas, man jaukiau, kai turiu globėją.<text:s/></text:span></text:p>
      <text:p text:style-name="Įprastasis"><text:span text:style-name="T16">Kad nugalėti ydą būtina įgyti priešingų savybių. Padės Ožiaragio principai (savarankiškumas; negailėti savęs; pareiga ir atsakomybė; lengvumo principas; draugiškumas; nesitikėti pensij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10:00:00Z</meta:creation-date>
    <dc:date>2022-02-15T10:00:00Z</dc:date>
    <meta:template xlink:href="Normal.dotm" xlink:type="simple"/>
    <meta:editing-cycles>2</meta:editing-cycles>
    <meta:editing-duration>PT0S</meta:editing-duration>
    <meta:document-statistic meta:page-count="1" meta:paragraph-count="2" meta:word-count="902" meta:character-count="1415" meta:row-count="4" meta:non-whitespace-character-count="515"/>
  </office:meta>
</office:document-meta>
</file>